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3a49d73" officeooo:paragraph-rsid="03a49d7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3b24e65" officeooo:paragraph-rsid="03b24e6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3c49696" officeooo:paragraph-rsid="03c4969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334e9bd" officeooo:paragraph-rsid="0334e9b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354fcc7" officeooo:paragraph-rsid="0354fcc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3dbd136" officeooo:paragraph-rsid="03dbd13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3ef5808" officeooo:paragraph-rsid="03dbd13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41ca161" officeooo:paragraph-rsid="041ca16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4480b32" officeooo:paragraph-rsid="04480b3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4655ca1" officeooo:paragraph-rsid="04655ca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4789541" officeooo:paragraph-rsid="0478954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4789541" officeooo:paragraph-rsid="047fcd3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3583547" officeooo:paragraph-rsid="0354fcc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365fa1f" officeooo:paragraph-rsid="0354fcc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3e55028" officeooo:paragraph-rsid="03dbd136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3ef5808" officeooo:paragraph-rsid="03dbd136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4217d37" officeooo:paragraph-rsid="04217d37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423ef0e" officeooo:paragraph-rsid="0423ef0e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429a549" officeooo:paragraph-rsid="0429a549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43a95cf" officeooo:paragraph-rsid="043a95cf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4480b32" officeooo:paragraph-rsid="04480b32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rsid="0334e9bd" officeooo:paragraph-rsid="0334e9bd"/>
    </style:style>
    <style:style style:name="P23" style:family="paragraph" style:parent-style-name="Standard">
      <style:text-properties officeooo:rsid="0354fcc7" officeooo:paragraph-rsid="0354fcc7"/>
    </style:style>
    <style:style style:name="P24" style:family="paragraph" style:parent-style-name="Standard">
      <style:text-properties officeooo:rsid="037475c9" officeooo:paragraph-rsid="03961073"/>
    </style:style>
    <style:style style:name="P25" style:family="paragraph" style:parent-style-name="Standard">
      <style:text-properties style:text-line-through-style="none" style:text-line-through-type="none" fo:font-size="14pt" fo:font-style="normal" fo:font-weight="bold" officeooo:rsid="03073693" officeooo:paragraph-rsid="02ce3549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text-properties fo:font-size="14pt" fo:font-weight="normal" officeooo:rsid="0460c411" officeooo:paragraph-rsid="0460c411" style:font-size-asian="14pt" style:font-weight-asian="normal" style:font-size-complex="14pt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Standard" style:list-style-name="L1">
      <style:text-properties officeooo:paragraph-rsid="03f1d748"/>
    </style:style>
    <style:style style:name="P30" style:family="paragraph" style:parent-style-name="Standard" style:list-style-name="L1">
      <style:text-properties officeooo:paragraph-rsid="03fb4185"/>
    </style:style>
    <style:style style:name="P31" style:family="paragraph" style:parent-style-name="Standard" style:list-style-name="L1">
      <style:text-properties fo:font-size="14pt" fo:font-weight="bold" officeooo:rsid="03ff1ad2" officeooo:paragraph-rsid="03ff1ad2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text-properties fo:font-size="14pt" fo:font-weight="bold" officeooo:rsid="04080a36" officeooo:paragraph-rsid="04080a36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fo:font-size="14pt" fo:font-weight="bold" officeooo:rsid="040aa80b" officeooo:paragraph-rsid="040aa80b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423ef0e" officeooo:paragraph-rsid="047fcd31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officeooo:rsid="040aa80b" officeooo:paragraph-rsid="040aa80b"/>
    </style:style>
    <style:style style:name="P36" style:family="paragraph" style:parent-style-name="Standard">
      <style:text-properties style:text-line-through-style="none" style:text-line-through-type="none" fo:font-size="14pt" fo:font-style="normal" fo:font-weight="normal" officeooo:rsid="04a9957b" officeooo:paragraph-rsid="04bee7d0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text-line-through-style="none" style:text-line-through-type="none" fo:font-size="14pt" fo:font-style="normal" fo:font-weight="normal" officeooo:rsid="0515b101" officeooo:paragraph-rsid="0515b101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text-line-through-style="none" style:text-line-through-type="none" fo:font-size="14pt" fo:font-style="normal" fo:font-weight="bold" officeooo:rsid="03073693" officeooo:paragraph-rsid="04bee7d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text-line-through-style="none" style:text-line-through-type="none" fo:font-size="14pt" fo:font-style="normal" fo:font-weight="bold" officeooo:rsid="04e54b5b" officeooo:paragraph-rsid="04e54b5b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text-line-through-style="none" style:text-line-through-type="none" fo:font-size="14pt" fo:font-style="normal" fo:font-weight="bold" officeooo:rsid="04f1d45b" officeooo:paragraph-rsid="04f1d45b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text-line-through-style="none" style:text-line-through-type="none" fo:font-size="14pt" fo:font-style="normal" fo:font-weight="bold" officeooo:rsid="04fa01c7" officeooo:paragraph-rsid="04fa01c7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text-line-through-style="none" style:text-line-through-type="none" fo:font-size="14pt" fo:font-style="normal" fo:font-weight="bold" officeooo:rsid="0510d748" officeooo:paragraph-rsid="0510d748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text-line-through-style="none" style:text-line-through-type="none" fo:font-size="14pt" fo:font-style="normal" fo:font-weight="bold" officeooo:rsid="0515b101" officeooo:paragraph-rsid="0515b10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3f1d74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3f3c0f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3fd366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3ff1ad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4110d8b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3583547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35bba0c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35e7f8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365fa1f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369b38c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37475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3884f62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solid" style:text-underline-type="double" style:text-underline-width="auto" style:text-underline-color="font-color" fo:font-weight="normal" officeooo:rsid="0365fa1f" style:font-size-asian="14pt" style:font-weight-asian="normal" style:font-size-complex="14pt" style:font-weight-complex="normal"/>
    </style:style>
    <style:style style:name="T17" style:family="text">
      <style:text-properties officeooo:rsid="03b4f6e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3d28d88" style:font-weight-asian="normal" style:font-weight-complex="normal"/>
    </style:style>
    <style:style style:name="T20" style:family="text">
      <style:text-properties fo:font-weight="normal" officeooo:rsid="03e55028" style:font-weight-asian="normal" style:font-weight-complex="normal"/>
    </style:style>
    <style:style style:name="T21" style:family="text">
      <style:text-properties fo:font-weight="normal" officeooo:rsid="03eb83e1" style:font-weight-asian="normal" style:font-weight-complex="normal"/>
    </style:style>
    <style:style style:name="T22" style:family="text">
      <style:text-properties fo:font-weight="normal" officeooo:rsid="03ef5808" style:font-weight-asian="normal" style:font-weight-complex="normal"/>
    </style:style>
    <style:style style:name="T23" style:family="text">
      <style:text-properties fo:font-weight="normal" officeooo:rsid="047bd646" style:font-weight-asian="normal" style:font-weight-complex="normal"/>
    </style:style>
    <style:style style:name="T24" style:family="text">
      <style:text-properties fo:font-weight="normal" officeooo:rsid="047fcd31" style:font-weight-asian="normal" style:font-weight-complex="normal"/>
    </style:style>
    <style:style style:name="T25" style:family="text">
      <style:text-properties fo:font-weight="normal" officeooo:rsid="048980e0" style:font-weight-asian="normal" style:font-weight-complex="normal"/>
    </style:style>
    <style:style style:name="T26" style:family="text">
      <style:text-properties fo:font-weight="normal" officeooo:rsid="048ef84e" style:font-weight-asian="normal" style:font-weight-complex="normal"/>
    </style:style>
    <style:style style:name="T27" style:family="text">
      <style:text-properties fo:font-weight="normal" officeooo:rsid="04a9957b" style:font-weight-asian="normal" style:font-weight-complex="normal"/>
    </style:style>
    <style:style style:name="T28" style:family="text">
      <style:text-properties fo:font-weight="normal" officeooo:rsid="04b3f034" style:font-weight-asian="normal" style:font-weight-complex="normal"/>
    </style:style>
    <style:style style:name="T29" style:family="text">
      <style:text-properties fo:font-weight="normal" officeooo:rsid="04e20fc9" style:font-weight-asian="normal" style:font-weight-complex="normal"/>
    </style:style>
    <style:style style:name="T30" style:family="text">
      <style:text-properties fo:font-weight="normal" officeooo:rsid="04e38582" style:font-weight-asian="normal" style:font-weight-complex="normal"/>
    </style:style>
    <style:style style:name="T31" style:family="text">
      <style:text-properties fo:font-weight="normal" officeooo:rsid="04fa01c7" style:font-weight-asian="normal" style:font-weight-complex="normal"/>
    </style:style>
    <style:style style:name="T32" style:family="text">
      <style:text-properties fo:font-weight="normal" officeooo:rsid="04fefa25" style:font-weight-asian="normal" style:font-weight-complex="normal"/>
    </style:style>
    <style:style style:name="T33" style:family="text">
      <style:text-properties fo:font-weight="normal" officeooo:rsid="05032b46" style:font-weight-asian="normal" style:font-weight-complex="normal"/>
    </style:style>
    <style:style style:name="T34" style:family="text">
      <style:text-properties fo:font-weight="normal" officeooo:rsid="05097157" style:font-weight-asian="normal" style:font-weight-complex="normal"/>
    </style:style>
    <style:style style:name="T35" style:family="text">
      <style:text-properties fo:font-weight="normal" officeooo:rsid="050d289f" style:font-weight-asian="normal" style:font-weight-complex="normal"/>
    </style:style>
    <style:style style:name="T36" style:family="text">
      <style:text-properties officeooo:rsid="03e10f8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423ef0e" style:font-weight-asian="bold" style:font-weight-complex="bold"/>
    </style:style>
    <style:style style:name="T39" style:family="text">
      <style:text-properties fo:font-weight="bold" officeooo:rsid="043dd4ad" style:font-weight-asian="bold" style:font-weight-complex="bold"/>
    </style:style>
    <style:style style:name="T40" style:family="text">
      <style:text-properties officeooo:rsid="0423ef0e"/>
    </style:style>
    <style:style style:name="T41" style:family="text">
      <style:text-properties officeooo:rsid="0429a549"/>
    </style:style>
    <style:style style:name="T42" style:family="text">
      <style:text-properties officeooo:rsid="043dd4ad"/>
    </style:style>
    <style:style style:name="T43" style:family="text">
      <style:text-properties officeooo:rsid="044d611e"/>
    </style:style>
    <style:style style:name="T44" style:family="text">
      <style:text-properties officeooo:rsid="0455a3c4"/>
    </style:style>
    <style:style style:name="T45" style:family="text">
      <style:text-properties officeooo:rsid="047bd646"/>
    </style:style>
    <style:style style:name="T46" style:family="text">
      <style:text-properties officeooo:rsid="048980e0"/>
    </style:style>
    <style:style style:name="T47" style:family="text">
      <style:text-properties officeooo:rsid="04bee7d0"/>
    </style:style>
    <style:style style:name="T48" style:family="text">
      <style:text-properties officeooo:rsid="04cf5b65"/>
    </style:style>
    <style:style style:name="T49" style:family="text">
      <style:text-properties officeooo:rsid="04e38582"/>
    </style:style>
    <style:style style:name="T50" style:family="text">
      <style:text-properties officeooo:rsid="04e772fc"/>
    </style:style>
    <style:style style:name="T51" style:family="text">
      <style:text-properties officeooo:rsid="04f3c437"/>
    </style:style>
    <style:style style:name="T52" style:family="text">
      <style:text-properties officeooo:rsid="04f87e85"/>
    </style:style>
    <style:style style:name="T53" style:family="text">
      <style:text-properties officeooo:rsid="05097157"/>
    </style:style>
    <style:style style:name="T54" style:family="text">
      <style:text-properties officeooo:rsid="050d289f"/>
    </style:style>
    <style:style style:name="T55" style:family="text">
      <style:text-properties officeooo:rsid="051296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S</text:span><text:span text:style-name="T1">elenium </text:span></text:p>
      <text:p text:style-name="P4"/>
      <text:p text:style-name="P4"/>
      <text:p text:style-name="P5">1) Mention Why you need session handling while working with selenium ?</text:p>
      <text:p text:style-name="P23"><text:span text:style-name="T1">– </text:span><text:span text:style-name="T9">During Test Execution , selenium interact with browser all the time , so we need to handle session because there is high chance that some one can start the same task by different machine before current execution completes.</text:span></text:p>
      <text:p text:style-name="P13"/>
      <text:p text:style-name="P23"><text:span text:style-name="T9"><text:tab/></text:span><text:span text:style-name="T10">WebDriver </text:span><text:span text:style-name="T11">driver = new FirefoxDriver();<text:line-break/><text:tab/></text:span><text:span text:style-name="T12">driver.</text:span><text:span text:style-name="T13">get</text:span><text:span text:style-name="T12">(</text:span><text:a xlink:type="simple" xlink:href="http://demo.guru99.com/V4/" text:style-name="Internet_20_link" text:visited-style-name="Visited_20_Internet_20_Link"><text:span text:style-name="T16">http://demo.guru99.com/V4/</text:span></text:a><text:span text:style-name="T12">);</text:span></text:p>
      <text:p text:style-name="P14"/>
      <text:p text:style-name="P23"><text:span text:style-name="T12"><text:tab/></text:span><text:span text:style-name="T14">WebDriver driver1 = new FirefozDeriver();</text:span></text:p>
      <text:p text:style-name="P24"><text:span text:style-name="T8"><text:tab/>driver1.get(</text:span><text:a xlink:type="simple" xlink:href="http://demo.guru99.com/V4/" text:style-name="Internet_20_link" text:visited-style-name="Visited_20_Internet_20_Link"><text:span text:style-name="T8">http://demo.guru99.com/V4/</text:span></text:a><text:span text:style-name="T15">)</text:span><text:span text:style-name="T8">;<text:line-break/></text:span></text:p>
      <text:p text:style-name="P14"/>
      <text:p text:style-name="P1">Session handling is handle by default .</text:p>
      <text:p text:style-name="P2">Because all this is inbuilt functionality <text:span text:style-name="T17">there is no need to assign session id Explicitly.</text:span></text:p>
      <text:p text:style-name="P3"/>
      <text:p text:style-name="P3"/>
      <text:p text:style-name="P3">2) For database Testing in selenium webdriver what API is required?</text:p>
      <text:p text:style-name="P3">– <text:s/><text:span text:style-name="T19">For Database we actually need the JDBC (Java Databases Connectivity)</text:span><text:span text:style-name="T18"> . </text:span><text:span text:style-name="T19">It allow you to execute SQL Query.</text:span></text:p>
      <text:p text:style-name="P3"/>
      <text:p text:style-name="P6">3) <text:span text:style-name="T36">Mention what is Desired Capabilities and how it is useful in term of selenium?</text:span></text:p>
      <text:p text:style-name="P6">– <text:span text:style-name="T20">Desired Capabilities stored the browser capabilities like browser version , browser name , the path where the browser driver is stored on system .</text:span></text:p>
      <text:p text:style-name="P6"><text:span text:style-name="T20">– <text:s/>in selenium when we want to run the Test Script on different machine or in different browser </text:span><text:span text:style-name="T21">version</text:span><text:span text:style-name="T20">.</text:span></text:p>
      <text:p text:style-name="P15"/>
      <text:p text:style-name="P6"><text:span text:style-name="T20"><text:tab/></text:span><text:span text:style-name="T22">DesiredCapabilities class is used in selenium grid to perform parallel execution on different manchine.</text:span></text:p>
      <text:p text:style-name="P16"/>
      <text:p text:style-name="P7"><text:tab/>Method in Desired Capabilities Class.</text:p>
      <text:p text:style-name="P6"/>
      <text:list xml:id="list2960395391" text:style-name="L1">
        <text:list-item>
          <text:p text:style-name="P29"><text:span text:style-name="T3"><text:s/></text:span><text:span text:style-name="T5">g</text:span><text:span text:style-name="T4">etBrowserName();</text:span></text:p>
        </text:list-item>
        <text:list-item>
          <text:p text:style-name="P30"><text:s/><text:span text:style-name="T4">setBrowserName();</text:span></text:p>
        </text:list-item>
        <text:list-item>
          <text:p text:style-name="P30"><text:span text:style-name="T4"><text:s/></text:span><text:span text:style-name="T6">getVersion();</text:span></text:p>
        </text:list-item>
        <text:list-item>
          <text:p text:style-name="P31"><text:s/>setVersion();</text:p>
        </text:list-item>
        <text:list-item>
          <text:p text:style-name="P32">getPlatform();</text:p>
        </text:list-item>
        <text:list-item>
          <text:p text:style-name="P32">setPlatform();</text:p>
        </text:list-item>
        <text:list-item>
          <text:p text:style-name="P35"><text:span text:style-name="T1">getCapabilities(String </text:span><text:span text:style-name="T7">capabilitites</text:span><text:span text:style-name="T1">);</text:span></text:p>
        </text:list-item>
        <text:list-item>
          <text:p text:style-name="P35"><text:span text:style-name="T1">setCapabilities</text:span><text:span text:style-name="T7">(</text:span><text:span text:style-name="T1">);</text:span></text:p>
          <text:p text:style-name="P33"/>
        </text:list-item>
      </text:list>
      <text:p text:style-name="P8"/>
      <text:p text:style-name="P8"/>
      <text:p text:style-name="P8"/>
      <text:p text:style-name="P8"/>
      <text:p text:style-name="P8"/>
      <text:p text:style-name="P8"><text:soft-page-break/>3) Mention what are the types of Listeners in TestNG?</text:p>
      <text:p text:style-name="P17">Listener interfaces are : <text:span text:style-name="T37">I</text:span><text:span text:style-name="T38">T</text:span><text:span text:style-name="T37">estListener </text:span><text:span text:style-name="T38">. </text:span><text:span text:style-name="T40">Which has some methods like onTestFailure().</text:span></text:p>
      <text:p text:style-name="P18">onTestStarted().</text:p>
      <text:p text:style-name="P18"><text:span text:style-name="T41">o</text:span>nTestSuccess().</text:p>
      <text:p text:style-name="P19">onTestSkipped().</text:p>
      <text:p text:style-name="P20">This all ITestListener interface should be implement in separate class and to call this class from main class we need to use @Listener(<text:span text:style-name="T42">packagename.classname.</text:span><text:span text:style-name="T39">class</text:span>);</text:p>
      <text:p text:style-name="P20"/>
      <text:p text:style-name="P20"/>
      <text:p text:style-name="P9">4) <text:span text:style-name="T43">To generate PDF report in selenium what java API is required?</text:span></text:p>
      <text:p text:style-name="P21">– <text:s/><text:span text:style-name="T44">we required API IText.</text:span></text:p>
      <text:p text:style-name="P18"/>
      <text:p text:style-name="P26"><text:span text:style-name="Strong_20_Emphasis">5) Mention in what ways you can customize TestNG report?</text:span> </text:p>
      <text:p text:style-name="Text_20_body">– You can customize TestNG report in two ways, </text:p>
      <text:list xml:id="list946590327" text:style-name="L2">
        <text:list-item>
          <text:p text:style-name="P28">Using ITestListener Interface </text:p>
        </text:list-item>
        <text:list-item>
          <text:p text:style-name="P27">Using IReporter Interface </text:p>
        </text:list-item>
      </text:list>
      <text:p text:style-name="P10">6) Mention the Difference Between driver.close() and driver.quit()?</text:p>
      <text:p text:style-name="P10">– </text:p>
      <text:p text:style-name="P11">7) Mention the Difference Between findElement and findElements()?</text:p>
      <text:p text:style-name="P12">– <text:span text:style-name="T45">findElement()</text:span><text:span text:style-name="T23"> → it returns the single WEB ELEMENT and if no element is present o</text:span><text:span text:style-name="T24">n</text:span><text:span text:style-name="T23"> web page then it will throw the exception as NoSuchElement present.</text:span></text:p>
      <text:p text:style-name="P12"><text:span text:style-name="T40"><text:tab/><text:tab/><text:tab/>→ </text:span><text:span text:style-name="T24">if two element is present on screen with the same name then it will consider the first element on web page.</text:span></text:p>
      <text:p text:style-name="P34"><text:tab/><text:tab/></text:p>
      <text:p text:style-name="P25">– <text:span text:style-name="T46">findElements() → </text:span><text:span text:style-name="T25">it return </text:span><text:span text:style-name="T26">the all list of WEB ELEMENT .</text:span></text:p>
      <text:p text:style-name="P25"><text:span text:style-name="T26"><text:tab/><text:tab/><text:tab/>→</text:span><text:span text:style-name="T28"> </text:span><text:span text:style-name="T26"><text:s text:c="2"/></text:span><text:span text:style-name="T27">if no such element found then it will return zero.</text:span></text:p>
      <text:p text:style-name="P36"><text:tab/><text:tab/><text:tab/></text:p>
      <text:p text:style-name="P38"><text:span text:style-name="T47">8)</text:span><text:span text:style-name="T28"> </text:span><text:span text:style-name="T48">All about Xpath :</text:span></text:p>
      <text:p text:style-name="P38">– <text:span text:style-name="T29">Xpath is XML path . </text:span><text:span text:style-name="T30">It is used to find any element on web page.</text:span></text:p>
      <text:p text:style-name="P39"><text:span text:style-name="T49">X</text:span>path= //tagname[<text:span text:style-name="T50">@Attributes=’value’</text:span>]</text:p>
      <text:p text:style-name="P39">// <text:span text:style-name="T51">is current node.</text:span></text:p>
      <text:p text:style-name="P39"/>
      <text:p text:style-name="P40">Types : <text:s text:c="3"/><text:span text:style-name="T52">1: </text:span><text:span text:style-name="T31">Absolute </text:span><text:span text:style-name="T33">X</text:span><text:span text:style-name="T31">Path.</text:span></text:p>
      <text:p text:style-name="P41"><text:span text:style-name="T18"><text:s text:c="2"/><text:tab/> <text:s text:c="5"/></text:span>2: <text:span text:style-name="T32">Relative </text:span><text:span text:style-name="T33">X</text:span><text:span text:style-name="T32">Path.</text:span></text:p>
      <text:p text:style-name="P40"><text:tab/><text:span text:style-name="T34">Disadvantages of </text:span><text:span text:style-name="T54">Absolute XPath</text:span><text:span text:style-name="T34"> is when any changes made to page then then complete xpath goes wrong.</text:span></text:p>
      <text:p text:style-name="P42"><text:span text:style-name="T34">I</text:span><text:span text:style-name="T18">t starts with </text:span>‘/’ <text:span text:style-name="T55">single forward slash.</text:span></text:p>
      <text:p text:style-name="P43">Relative XPath</text:p>
      <text:p text:style-name="P37">It starts with <text:span text:style-name="T37">‘//’ double forward slash.</text:span></text:p>
      <text:p text:style-name="P37"/>
      <text:p text:style-name="P40"><text:span text:style-name="T34"/></text:p>
      <text:p text:style-name="P40"><text:span text:style-name="T34"/></text:p>
      <text:p text:style-name="P40"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31T13:13:26.469152450</dc:date>
    <meta:editing-duration>PT18H59M46S</meta:editing-duration>
    <meta:editing-cycles>226</meta:editing-cycles>
    <meta:generator>LibreOffice/5.4.2.2.0$Linux_X86_64 LibreOffice_project/40$Build-2</meta:generator>
    <meta:document-statistic meta:table-count="0" meta:image-count="0" meta:object-count="0" meta:page-count="2" meta:paragraph-count="55" meta:word-count="450" meta:character-count="2926" meta:non-whitespace-character-count="2481"/>
  </office:meta>
</office:document-meta>
</file>